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ea07" officeooo:paragraph-rsid="0004ea07"/>
    </style:style>
    <style:style style:name="P2" style:family="paragraph" style:parent-style-name="Footer">
      <style:paragraph-properties fo:text-align="center" style:justify-single-word="false"/>
    </style:style>
    <style:style style:name="P3" style:family="paragraph" style:parent-style-name="Heading_20_1">
      <style:text-properties fo:font-size="20pt" officeooo:rsid="0004ea07" officeooo:paragraph-rsid="0004ea07" style:font-size-asian="20pt" style:font-size-complex="20pt"/>
    </style:style>
    <style:style style:name="P4" style:family="paragraph" style:parent-style-name="Text_20_body">
      <style:text-properties fo:font-size="20pt" officeooo:rsid="0004ea07" officeooo:paragraph-rsid="0004ea07" style:font-size-asian="20pt" style:font-size-complex="20pt"/>
    </style:style>
    <style:style style:name="P5" style:family="paragraph" style:parent-style-name="Header">
      <style:text-properties officeooo:rsid="0009b7dd" officeooo:paragraph-rsid="0009b7d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lient Meeting Report &amp; Project Specifications</text:h>
      <text:p text:style-name="P4"/>
      <text:p text:style-name="Text_20_body"><text:span text:style-name="T1">Date of the meeting:</text:span> March 2, 2026</text:p>
      <text:p text:style-name="Text_20_body"><text:span text:style-name="T1">Duration:</text:span> 30 minutes</text:p>
      <text:p text:style-name="Text_20_body"><text:span text:style-name="T1">Attendees:</text:span> Development Team (Students) &amp; Client (Supervisors / Project Stakeholders)</text:p>
      <text:h text:style-name="Heading_20_3" text:outline-level="3">Reference: Evaluation Criteria Targeted</text:h>
      <text:list text:style-name="L1">
        <text:list-item>
          <text:p text:style-name="P6"><text:span text:style-name="T1">Needs and expectations clearly expressed:</text:span> The project requirements and client expectations are explicitly stated.</text:p>
        </text:list-item>
        <text:list-item>
          <text:p text:style-name="P6"><text:span text:style-name="T1">Work Breakdown Structure (WBS):</text:span> The project is logically divided into manageable sub-tasks.</text:p>
        </text:list-item>
        <text:list-item>
          <text:p text:style-name="P6"><text:span text:style-name="T1">Planning presented:</text:span> A schedule or Gantt chart is provided, including weekly progress tracking.</text:p>
        </text:list-item>
        <text:list-item>
          <text:p text:style-name="P6"><text:span text:style-name="T1">Quality criteria defined:</text:span> Specific standards for code quality, robustness, and system performance are established.</text:p>
        </text:list-item>
        <text:list-item>
          <text:p text:style-name="P6"><text:span text:style-name="T1">Risk analysis and mitigation:</text:span> Potential technical or organizational risks are identified, along with corresponding solutions.</text:p>
        </text:list-item>
        <text:list-item>
          <text:p text:style-name="P6"><text:span text:style-name="T1">Time and cost tracking:</text:span> Development time (sprints) and hardware costs are monitored and documented.</text:p>
        </text:list-item>
        <text:list-item>
          <text:p text:style-name="P6"><text:span text:style-name="T1">Task allocation justified:</text:span> Team responsibilities are assigned based on individual skills and technical interests.</text:p>
        </text:list-item>
        <text:list-item>
          <text:p text:style-name="P6"><text:span text:style-name="T1">Project impacts identified:</text:span> The broader societal, environmental, or technical impacts of the project are recognized.</text:p>
        </text:list-item>
        <text:list-item>
          <text:p text:style-name="P6"><text:span text:style-name="T1">Writing and formatting quality:</text:span> The document is well-structured, clear, and adheres to typographical standards.</text:p>
        </text:list-item>
        <text:list-item>
          <text:p text:style-name="P6"><text:span text:style-name="T1">Understanding of challenges and hindsight:</text:span> The team demonstrates a deep understanding of the engineering trade-offs and lessons learned.</text:p>
        </text:list-item>
      </text:list>
      <text:p text:style-name="Text_20_body"/>
      <text:p text:style-name="Horizontal_20_Line"/>
      <text:h text:style-name="Heading_20_3" text:outline-level="3"><text:soft-page-break/>1. Context, Needs, and Impacts <text:span text:style-name="T2">(Criteria 1 &amp; 8)</text:span></text:h>
      <text:p text:style-name="Text_20_body">During this meeting, the client validated the main objective of the project: to develop a fully decentralized chat room management server (Room Server) operating over a LoRa network via the Meshtastic protocol.</text:p>
      <text:list text:style-name="L2">
        <text:list-item>
          <text:p text:style-name="P7"><text:span text:style-name="T1">Validated Features:</text:span> Creation of rooms (<text:span text:style-name="Source_20_Text">/room create</text:span>), publishing messages (<text:span text:style-name="Source_20_Text">/room post</text:span>), reading message history (<text:span text:style-name="Source_20_Text">/room read</text:span>), and persistent storage using an <text:span text:style-name="T1">SQLite</text:span> database.</text:p>
        </text:list-item>
        <text:list-item>
          <text:p text:style-name="P7"><text:span text:style-name="T1">Hardware Constraints Acknowledged:</text:span> Deployment on a Raspberry Pi using a Heltec / Wio-E5 radio module, requiring asynchronous operation, and handling the extreme low bandwidth and payload size limits of LoRa.</text:p>
        </text:list-item>
        <text:list-item>
          <text:p text:style-name="P7"><text:span text:style-name="T1">Project Impact:</text:span> The client highlighted the significance of this low-bandwidth IoT application, particularly its potential for deploying emergency communication networks in isolated areas or regions where traditional telecommunication infrastructures are unavailable or destroyed.</text:p>
        </text:list-item>
      </text:list>
      <text:h text:style-name="Heading_20_3" text:outline-level="3">2. WBS, Planning, and Weekly Tracking <text:span text:style-name="T2">(Criteria 2, 3 &amp; 6)</text:span></text:h>
      <text:p text:style-name="Text_20_body">The team presented the project structure to the client. The work was broken down into clear sub-tasks (Work Breakdown Structure - WBS):</text:p>
      <text:list text:style-name="L3">
        <text:list-item>
          <text:p text:style-name="P8">Analysis of the Meshtastic protocol and serial interface.</text:p>
        </text:list-item>
        <text:list-item>
          <text:p text:style-name="P8">Software architecture design (Client/Server logic).</text:p>
        </text:list-item>
        <text:list-item>
          <text:p text:style-name="P8">Independent module development (Parser, RoomManager, Storage).</text:p>
        </text:list-item>
        <text:list-item>
          <text:p text:style-name="P8">Hardware integration on the Raspberry Pi and field testing.</text:p>
        </text:list-item>
      </text:list>
      <text:p text:style-name="Text_20_body"><text:span text:style-name="T1">Planning and Weekly Progress Reports:</text:span> Project tracking was executed through strict weekly sprints. Instead of a static plan, the team maintained a dynamic calendar and drafted <text:span text:style-name="T1">Weekly Progress Reports (Rapports d'Avancement)</text:span>.</text:p>
      <text:list text:style-name="L4">
        <text:list-item>
          <text:p text:style-name="P9"><text:span text:style-name="T2">Weekly Review:</text:span> At the end of each week, the team documented exactly what was accomplished, the technical difficulties encountered (e.g., the LoRa packet size limitations and "zombie process" crashes), and explicitly planned the goals for the upcoming week.</text:p>
        </text:list-item>
        <text:list-item>
          <text:p text:style-name="P9"><text:span text:style-name="T2">Costs:</text:span> Project costs were kept strictly within budget, as the primary hardware (Raspberry Pi, LoRa modules) was provided by the laboratory.</text:p>
        </text:list-item>
      </text:list>
      <text:h text:style-name="Heading_20_3" text:outline-level="3">3. Task Allocation <text:span text:style-name="T2">(Criterion 7)</text:span></text:h>
      <text:p text:style-name="Text_20_body">The team justified the distribution of tasks to the client based on the specific skills and interests of each member:</text:p>
      <text:list text:style-name="L5">
        <text:list-item>
          <text:p text:style-name="P10"><text:soft-page-break/><text:span text:style-name="T1">Backend &amp; Architecture Development:</text:span> Design of the <text:span text:style-name="Source_20_Text">parser</text:span>, business logic, and the SQLite database management.</text:p>
        </text:list-item>
        <text:list-item>
          <text:p text:style-name="P10"><text:span text:style-name="T1">Network &amp; OS Integration:</text:span> Managing the serial communication, ensuring system robustness via Systemd (watchdog), and conducting physical hardware tests.</text:p>
        </text:list-item>
        <text:list-item>
          <text:p text:style-name="P10"><text:span text:style-name="T1">Documentation &amp; Quality Assurance:</text:span> Drafting reports, creating architecture diagrams, and ensuring code maintainability.</text:p>
        </text:list-item>
      </text:list>
      <text:h text:style-name="Heading_20_3" text:outline-level="3">4. Risk Management and Quality Criteria <text:span text:style-name="T2">(Criteria 4 &amp; 5)</text:span></text:h>
      <text:p text:style-name="Text_20_body">A major part of the meeting was dedicated to anticipating technical roadblocks and presenting engineering solutions.</text:p>
      <text:list text:style-name="L6">
        <text:list-item>
          <text:p text:style-name="P11"><text:span text:style-name="T1">Identified Risks &amp; Mitigations:</text:span> * <text:span text:style-name="T2">LoRa Message Size Limit &amp; Packet Loss:</text:span> Solved by optimizing the payload format (intelligent chunking using the <text:span text:style-name="Source_20_Text">textwrap</text:span> library so words are not cut in half).</text:p>
          <text:list>
            <text:list-item>
              <text:p text:style-name="P11"><text:span text:style-name="T2">Hardware Disconnections (Crash Loops):</text:span> Solved by implementing advanced error handling in Python (<text:span text:style-name="Source_20_Text">os.path.exists</text:span> checks) combined with a robust OS-level Systemd service (<text:span text:style-name="Source_20_Text">Restart=always</text:span>) to automatically recover from unexpected USB cable removals.</text:p>
            </text:list-item>
          </text:list>
        </text:list-item>
        <text:list-item>
          <text:p text:style-name="P11"><text:span text:style-name="T1">Quality Criteria Enforced:</text:span> Modular code (MVC-like separation), reliable data persistence (ACID compliance via SQLite to prevent database corruption during power outages), and detailed logging for debugging.</text:p>
        </text:list-item>
      </text:list>
      <text:h text:style-name="Heading_20_3" text:outline-level="3">5. Challenges, Hindsight, and Deliverables <text:span text:style-name="T2">(Criteria 9 &amp; 10)</text:span></text:h>
      <text:p text:style-name="Text_20_body">To conclude the meeting, a review of the final deliverables was conducted. The final report will strictly adhere to typographical rules, include explanatory diagrams, and feature well-commented code.</text:p>
      <text:p text:style-name="Text_20_body"><text:span text:style-name="T1">Conclusion and Hindsight:</text:span> The team shared the major takeaways from the project. Building this "Room Server" bridged the gap between theoretical distributed systems and harsh real-world constraints (hardware unpredictability, extreme low bandwidth). It required the team to shift paradigms—moving away from standard web development practices (like sending large JSON payloads) to crafting highly optimized, byte-conscious, and fault-tolerant embedded solutions.</text:p>
      <text:p text:style-name="Horizontal_20_Line"/>
      <text:p text:style-name="Text_20_body"><text:span text:style-name="T1">Final Decision:</text:span> The client officially validates this roadmap and the project specifications. The team will now proceed to finalize the field tests and complete the writing of the final repor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b7dd" officeooo:paragraph-rsid="0009b7dd"/>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han UNAY<text:tab/></text:p>
        <text:p text:style-name="MP1">Adam TAWFIK<text:tab/><text:tab/></text:p>
      </style:header>
      <style:footer>
        <text:p text:style-name="MP2"><text:bookmark-start text:name="PageNumWizard_FOOTER_Default Page Style3"/><text:page-number text:select-page="current">3</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12:29:11.386152547</meta:creation-date>
    <dc:date>2026-03-25T08:37:49.165190886</dc:date>
    <meta:editing-duration>PT3M8S</meta:editing-duration>
    <meta:editing-cycles>2</meta:editing-cycles>
    <meta:generator>LibreOffice/24.2.7.2$Linux_X86_64 LibreOffice_project/420$Build-2</meta:generator>
    <meta:print-date>2026-03-25T08:38:01.277873290</meta:print-date>
    <meta:printed-by>PDF files</meta:printed-by>
    <meta:document-statistic meta:table-count="0" meta:image-count="0" meta:object-count="0" meta:page-count="3" meta:paragraph-count="46" meta:word-count="793" meta:character-count="5611" meta:non-whitespace-character-count="4887"/>
  </office:meta>
</office:document-meta>
</file>